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pl" fo:country="PL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2pt" fo:language="pl" fo:country="PL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language="pl" fo:country="PL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language="pl" fo:country="PL" style:font-size-asian="12pt" style:font-size-complex="12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2pt" fo:language="pl" fo:country="PL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1pt" fo:language="pl" fo:country="PL" fo:font-weight="bold" style:font-size-asian="21pt" style:font-weight-asian="bold" style:font-size-complex="21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8pt" fo:language="pl" fo:country="PL" style:font-size-asian="18pt" style:font-size-complex="18pt"/>
    </style:style>
    <style:style style:name="T1" style:family="text">
      <style:text-properties fo:font-variant="normal" fo:text-transform="none" fo:color="#000000" fo:letter-spacing="normal" fo:font-style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ta oddania:</text:p>
      <text:p text:style-name="P2">Wrocław, 09.06.2014r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6">Grafika 3-D i systemy multimedialne (2) <text:s/>laboratorium </text:p>
      <text:p text:style-name="P3"/>
      <text:p text:style-name="P3"/>
      <text:p text:style-name="P3"/>
      <text:p text:style-name="P3"/>
      <text:p text:style-name="P3"/>
      <text:p text:style-name="P7">Model 3D mózgu ze zdjęć rezonansu magnetycznego </text:p>
      <text:p text:style-name="P7">z wykorzystaniem technologii CUD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Prowadzący:</text:p>
      <text:p text:style-name="P5"><text:span text:style-name="T1">dr inż. Jan Nikodem</text:span> </text:p>
      <text:p text:style-name="P3"/>
      <text:p text:style-name="P3"/>
      <text:p text:style-name="P3"/>
      <text:p text:style-name="P3"/>
      <text:p text:style-name="P3"/>
      <text:p text:style-name="P4">Autorzy:</text:p>
      <text:p text:style-name="P4">Michał Czapowski, 181225</text:p>
      <text:p text:style-name="P4">Grzegorz Grzegorczyk, 181121</text:p>
      <text:p text:style-name="P4">Michał Serafin, 181097</text:p>
      <text:p text:style-name="P4"/>
      <text:p text:style-name="P4"/>
      <text:p text:style-name="P4"/>
      <text:p text:style-name="P1">Politechnika Wrocławska</text:p>
      <text:p text:style-name="P1">201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6S</meta:editing-duration>
    <meta:editing-cycles>4</meta:editing-cycles>
    <meta:generator>OpenOffice.org/3.4.1$Win32 OpenOffice.org_project/341m1$Build-9593</meta:generator>
    <dc:date>2014-05-20T21:07:19.41</dc:date>
    <meta:document-statistic meta:table-count="0" meta:image-count="0" meta:object-count="0" meta:page-count="1" meta:paragraph-count="13" meta:word-count="40" meta:character-count="309"/>
    <meta:user-defined meta:name="Info 1"/>
    <meta:user-defined meta:name="Info 2"/>
    <meta:user-defined meta:name="Info 3"/>
    <meta:user-defined meta:name="Info 4"/>
  </office:meta>
</office:document-meta>
</file>